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lender Mono I18n" svg:font-family="'Blender Mono I18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19.44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7.906cm"/>
    </style:style>
    <style:style style:name="co7" style:family="table-column">
      <style:table-column-properties fo:break-before="auto" style:column-width="7.606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9.92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21cm" fo:break-before="auto" style:use-optimal-row-height="fals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uanma1313-dys-issu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eated At</text:p>
          </table:table-cell>
          <table:table-cell office:value-type="string" calcext:value-type="string">
            <text:p>Updated At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milestone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USER STORY: Register an account</text:p>
          </table:table-cell>
          <table:table-cell office:value-type="string" calcext:value-type="string">
            <text:p>As **anonymous user**, I can **register myself**, so that **I can select my favourite content**<text:line-break/>---<text:line-break/>## Acceptance Criteria<text:line-break/>- Acceptance Criteria 1<text:line-break/>**Given** that I am an `Anonymous` user (non registered)<text:line-break/>**When** I am in the sign-in website page <text:line-break/>**Then** I can access the sign-up page following the `sign up` link<text:line-break/>- Acceptance Criteria 2<text:line-break/>**Given** that I am an `Anonymous` user (non registered)<text:line-break/>**When** I am in any website page <text:line-break/>**Then** I can access the sign-up page selecting the sin-up option in the user menu<text:line-break/>- Acceptance Criteria 3<text:line-break/>**Given** that I am a non <text:s/>`Anonymous` user (user already registered)<text:line-break/>**When** I am in the home page <text:line-break/>**Then** the `join us ...` link should not be available<text:line-break/>- Acceptance Criteria 4<text:line-break/>**Given** that I am in the sign-up webpage<text:line-break/>**When** I have entered a valid e-mail address and a valid password<text:line-break/>**Then** The new account is created<text:line-break/><text:line-break/>## Tasks<text:line-break/>- [x] Task 1 - Adapt Django's allauth accounts application to allow user registration via email.<text:line-break/>- [x] Task 2 - Create the sign-up option menu in the user menu in the base template<text:line-break/><text:line-break/>## Story Points:<text:line-break/>2 + 1<text:line-break/>## Epic:<text:line-break/>#38<text:line-break/>## Iteration:<text:line-break/>[DIY Site Backlog](https://github.com/Juanma1313/dys/milestone/1)</text:p>
          </table:table-cell>
          <table:table-cell office:value-type="string" calcext:value-type="string">
            <text:p>2024-03-28 02:51:18+00:00</text:p>
          </table:table-cell>
          <table:table-cell office:value-type="string" calcext:value-type="string">
            <text:p>2024-04-02 09:14:18+00:00</text:p>
          </table:table-cell>
          <table:table-cell office:value-type="string" calcext:value-type="string">
            <text:p>[Label(name="must have"), Label(name="3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USER STORY: Validate e-mail</text:p>
          </table:table-cell>
          <table:table-cell office:value-type="string" calcext:value-type="string">
            <text:p>As **user**, I can **validate my own e-mail**, so that **I can sign in the website**<text:line-break/>---<text:line-break/>## Acceptance Criteria<text:line-break/>- Acceptance Criteria 1<text:line-break/>**Given** that I am a new `Registered` user<text:line-break/>**When** I have created an account using the sign-up webpage<text:line-break/>**Then** an e-mail validation is sent to the new account e-mail address<text:line-break/>**Then** we will be redirected to a webpage with instructions on how to verify the e-mail Address.<text:line-break/>- Acceptance Criteria 2<text:line-break/>**Given** that I am a new `Registered` user that has received an e-mail verification e-mail<text:line-break/>**When** I follow the link contained in the e-mail verification e-mail<text:line-break/>**Then** I will be directed to the `confirm-Email` webpage<text:line-break/>- Acceptance Criteria 3<text:line-break/>**Given** that I am a new `Registered` user redirected to the `confirm-Email` webpage<text:line-break/>**When** I click the confirm button<text:line-break/>**Then** the e-mail is confirmed <text:line-break/>**Then** I am redirected to the sign-in webpage<text:line-break/><text:line-break/>## Tasks<text:line-break/>- [x] Task 1 - Create an e-mail account for Django's automated e-mail (on Gmail, Yahoo, etc)<text:line-break/>- [x] Task 1 - Adapt Django's allauth accounts application to allow e-mail validation.<text:line-break/><text:line-break/>## Story Points:<text:line-break/>2 + 1<text:line-break/>## Epic:<text:line-break/>#38<text:line-break/>## Iteration:<text:line-break/>[DIY Site Backlog](https://github.com/Juanma1313/dys/milestone/1)</text:p>
          </table:table-cell>
          <table:table-cell office:value-type="string" calcext:value-type="string">
            <text:p>2024-03-28 02:52:55+00:00</text:p>
          </table:table-cell>
          <table:table-cell office:value-type="string" calcext:value-type="string">
            <text:p>2024-04-02 09:15:13+00:00</text:p>
          </table:table-cell>
          <table:table-cell office:value-type="string" calcext:value-type="string">
            <text:p>[Label(name="must have"), Label(name="3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USER STORY: Sign in</text:p>
          </table:table-cell>
          <table:table-cell office:value-type="string" calcext:value-type="string">
            <text:p>As **user**, I can **sign on the website**, so that **I can mark my favourite content**<text:line-break/>---<text:line-break/>## Acceptance Criteria<text:line-break/>- Acceptance Criteria 1<text:line-break/>**Given** that I am a `Registered` user not logged in<text:line-break/>**When** I am in any website page <text:line-break/>**Then** I can access the sign-in web page selecting the `sign in` option in the user menu<text:line-break/>- Acceptance Criteria 2<text:line-break/>**Given** that I am a `Registered` user not logged in<text:line-break/>**When** I am in the home page <text:line-break/>**Then** I can access the sign-in web page following the `join us ...` link<text:line-break/>- Acceptance Criteria 3<text:line-break/>**Given** that I am in the sign-in webpage<text:line-break/>**When** I have entered a valid e-mail address and a valid password<text:line-break/>**Then** I become logged in the website<text:line-break/>**Then** The user menu button should contain my username<text:line-break/>- Acceptance Criteria 4<text:line-break/>**Given** that I am a user not logged in<text:line-break/>**When** I am in any website page <text:line-break/>**Then** The user menu button should contain `Anonymous`<text:line-break/><text:line-break/>## Tasks<text:line-break/>- [x] Task 1 - Adapt Django's allauth accounts application to allow user sign-in via email.<text:line-break/>- [x] Task 2 - Create the `sign in` option menu in the user menu in the base template<text:line-break/><text:line-break/>## Story Points:<text:line-break/>2 + 1<text:line-break/>## Epic:<text:line-break/>#38<text:line-break/>## Iteration:<text:line-break/>[DIY Site Backlog](https://github.com/Juanma1313/dys/milestone/1)</text:p>
          </table:table-cell>
          <table:table-cell office:value-type="string" calcext:value-type="string">
            <text:p>2024-03-28 02:54:48+00:00</text:p>
          </table:table-cell>
          <table:table-cell office:value-type="string" calcext:value-type="string">
            <text:p>2024-04-02 09:27:18+00:00</text:p>
          </table:table-cell>
          <table:table-cell office:value-type="string" calcext:value-type="string">
            <text:p>[Label(name="must have"), Label(name="3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USER STORY: Change e-mail</text:p>
          </table:table-cell>
          <table:table-cell office:value-type="string" calcext:value-type="string">
            <text:p>As **user**, I can **change my own e-mail address**, so that **I can sign in on the website with new e-mail address**</text:p>
            <text:p>---</text:p>
            <text:p>## Acceptance Criteria</text:p>
            <text:p>- Acceptance Criteria 1</text:p>
            <text:p>**Given** that I am a `Registered`  user</text:p>
            <text:p>**When** I am in any website page </text:p>
            <text:p>**Then** I can access the E-mail web page selecting the `E-mail` option in the user menu</text:p>
            <text:p>- Acceptance Criteria 2</text:p>
            <text:p>**Given** that I am in the e-mail webpage</text:p>
            <text:p>**When** I fill the email field with a valid e-mail address and use the button `Add Email`</text:p>
            <text:p>**Then** The e-mail address is added to user's list of addresses </text:p>
            <text:p>- Acceptance Criteria 3</text:p>
            <text:p>**Given** that I am in the e-mail webpage and I have more than one e-mail addresses</text:p>
            <text:p>**When** I select an e-mail address from the list and use the button `Make Primary`</text:p>
            <text:p>**Then** The selected e-mail address will be the new `Primary` that will be used for sign-in</text:p>
            <text:p/>
            <text:p>## Tasks</text:p>
            <text:p>- [x] Task 1 - Adapt Django's allauth accounts application to allow users to manage their e-mail addresses.</text:p>
            <text:p/>
            <text:p>## Story Points:</text:p>
            <text:p>1</text:p>
            <text:p>## Epic:</text:p>
            <text:p>#38</text:p>
            <text:p>## Iteration:</text:p>
            <text:p>[DIY Site Backlog](https://github.com/Juanma1313/dys/milestone/1)</text:p>
          </table:table-cell>
          <table:table-cell office:value-type="string" calcext:value-type="string">
            <text:p>2024-03-28 02:57:11+00:00</text:p>
          </table:table-cell>
          <table:table-cell office:value-type="string" calcext:value-type="string">
            <text:p>2024-04-02 09:42:11+00:00</text:p>
          </table:table-cell>
          <table:table-cell office:value-type="string" calcext:value-type="string">
            <text:p>[Label(name="must have"), Label(name="1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USER STORY: Delete own account</text:p>
          </table:table-cell>
          <table:table-cell office:value-type="string" calcext:value-type="string">
            <text:p>As **user**, I can **Delete my own account**, so that **I can erase my information from the website**</text:p>
            <text:p/>
          </table:table-cell>
          <table:table-cell office:value-type="string" calcext:value-type="string">
            <text:p>2024-03-28 02:59:35+00:00</text:p>
          </table:table-cell>
          <table:table-cell office:value-type="string" calcext:value-type="string">
            <text:p>2024-04-10 14:14:49+00:00</text:p>
          </table:table-cell>
          <table:table-cell office:value-type="string" calcext:value-type="string">
            <text:p>[Label(name="could have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SER STORY: Administrate users</text:p>
          </table:table-cell>
          <table:table-cell office:value-type="string" calcext:value-type="string">
            <text:p>As **Administrator**, I can **Create/modify/delete user accounts and their privileges**, so that **I can assign who signs in on the website and who can create or modify content**<text:line-break/>---<text:line-break/>## Acceptance Criteria<text:line-break/>- Acceptance Criteria 1<text:line-break/>**Given** that I am an `Administrator` <text:s/>user<text:line-break/>**When** I am in any website page <text:line-break/>**Then** I can access the admin web page selecting the `Admin` option in the user menu<text:line-break/>- Acceptance Criteria 2<text:line-break/>**Given** that I am an `Administrator` <text:s/>user<text:line-break/>**When** I am in admin website page <text:line-break/>**Then** I can add/delete/modify any user<text:line-break/>- Acceptance Criteria 2<text:line-break/>**Given** that I am an `Administrator` <text:s/>user<text:line-break/>**When** I am in admin website page <text:line-break/>**Then** I can add/delete/modify any user group<text:line-break/>- Acceptance Criteria 2<text:line-break/>**Given** that I am an `Administrator` <text:s/>user<text:line-break/>**When** I am in admin website page <text:line-break/>**Then** I can add/delete/modify any privilege of any user and any group<text:line-break/>- Acceptance Criteria 3<text:line-break/>**Given** that I am an `Administrator` <text:s/>user<text:line-break/>**When** I am in admin website page <text:line-break/>**Then** I can add/delete/modify any privilege of any user and any group<text:line-break/><text:line-break/>## Tasks<text:line-break/>- [x] Task 1 - Install and setup Django's allauth <text:s/>and its accounts and interfaces, extensions.<text:line-break/>- [x] Task 2 - Create at least one administrator account<text:line-break/>- [x] Task 3 - Customize allauth templates to the website base template<text:line-break/>- [x] Task 4 - Create `Content Creators` user group with necessary privileges for content creators<text:line-break/><text:line-break/>## Story Points:<text:line-break/>3 + 1 + 3 + 1<text:line-break/>## Epic:<text:line-break/>#37<text:line-break/>## Iteration:<text:line-break/>[DIY Site Backlog](https://github.com/Juanma1313/dys/milestone/1)</text:p>
          </table:table-cell>
          <table:table-cell office:value-type="string" calcext:value-type="string">
            <text:p>2024-03-28 03:08:24+00:00</text:p>
          </table:table-cell>
          <table:table-cell office:value-type="string" calcext:value-type="string">
            <text:p>2024-04-10 10:03:22+00:00</text:p>
          </table:table-cell>
          <table:table-cell office:value-type="string" calcext:value-type="string">
            <text:p>[Label(name="must have"), Label(name="8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SER STORY: Reset/Change password</text:p>
          </table:table-cell>
          <table:table-cell office:value-type="string" calcext:value-type="string">
            <text:p>As **user**, I can **Reset and change my own password**, so that **I can recover my account if I forget my password or enforce security to my account**<text:line-break/>---<text:line-break/>## Acceptance Criteria<text:line-break/>- Acceptance Criteria 1<text:line-break/>**Given** that I am in the sign-in webpage<text:line-break/>**When** following the link `Forgot your password?'<text:line-break/>**Then** I get redirected to the Password/reset webpage<text:line-break/>- Acceptance Criteria 2<text:line-break/>**Given** that I am in the Password/reset webpage<text:line-break/>**When** I fill my user e-mail address and use the `Reset My Password` button<text:line-break/>**Then** a password reset e-mail is sent to the e-mail address<text:line-break/>**Then** we will be redirected to a webpage with instructions on how to reset the password.<text:line-break/>- Acceptance Criteria 3<text:line-break/>**Given** that I am a Registered user that has received a password reset e-mail<text:line-break/>**When** I follow the link contained in the password reset e-mail<text:line-break/>**Then** I will be redirected to the change password webpage<text:line-break/>- Acceptance Criteria 4<text:line-break/>**Given** that I am a Registered user that has been redirected to the change password webpage<text:line-break/>**When** I fill in a valid password<text:line-break/>**Then** The account password will be changed to the new password<text:line-break/>**Then** I will be redirected to the change password done webpage<text:line-break/><text:line-break/>## Tasks<text:line-break/>- [x] Task 1 - Adapt Django's allauth accounts application to allow user password reset.<text:line-break/><text:line-break/>## Story Points:<text:line-break/>1<text:line-break/>## Epic:<text:line-break/>#38<text:line-break/>## Iteration:<text:line-break/>[DIY Site Backlog](https://github.com/Juanma1313/dys/milestone/1)</text:p>
          </table:table-cell>
          <table:table-cell office:value-type="string" calcext:value-type="string">
            <text:p>2024-03-28 03:14:10+00:00</text:p>
          </table:table-cell>
          <table:table-cell office:value-type="string" calcext:value-type="string">
            <text:p>2024-04-04 09:06:41+00:00</text:p>
          </table:table-cell>
          <table:table-cell office:value-type="string" calcext:value-type="string">
            <text:p>[Label(name="must have"), Label(name="1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USER STORY: View list of published projects</text:p>
          </table:table-cell>
          <table:table-cell office:value-type="string" calcext:value-type="string">
            <text:p>As **user**, I can **view a list of published projects**, so that **I can choose what projects to view in detail**<text:line-break/>---<text:line-break/>## Acceptance Criteria<text:line-break/>- Acceptance Criteria 1<text:line-break/>**Given** that I am a user <text:line-break/>**When** I am in any website page <text:line-break/>**Then** I can access the website home page clicking on the website logo or brand name<text:line-break/>- Acceptance Criteria 2<text:line-break/>**Given** that I am a user <text:line-break/>**When** I am in the home website page <text:line-break/>**Then** I can view the list of all the published DIY Projects <text:line-break/>- Acceptance Criteria 3<text:line-break/>**Given** The list of all the published DIY Projects is displayed<text:line-break/>**When** each DIY project is displayed<text:line-break/>**Then** The Title, featured pictured, author, published date and number of likes should be displayed<text:line-break/>- Acceptance Criteria 4<text:line-break/>**Given** that I am a user<text:line-break/>**When** I select a DIY Projects from the DIY Project list <text:line-break/>**Then** I get redirected to the selected DIY Project details webpage<text:line-break/><text:line-break/>## Tasks<text:line-break/>- [x] Task 1 - Add a paginated list of DIY Published projects to the index template <text:line-break/><text:line-break/>## Story Points:<text:line-break/>5<text:line-break/>## Epic:<text:line-break/>#41<text:line-break/>## Iteration:<text:line-break/>[DIY Site Backlog](https://github.com/Juanma1313/dys/milestone/1)</text:p>
          </table:table-cell>
          <table:table-cell office:value-type="string" calcext:value-type="string">
            <text:p>2024-03-28 03:19:47+00:00</text:p>
          </table:table-cell>
          <table:table-cell office:value-type="string" calcext:value-type="string">
            <text:p>2024-04-04 10:29:20+00:00</text:p>
          </table:table-cell>
          <table:table-cell office:value-type="string" calcext:value-type="string">
            <text:p>[Label(name="must have"), Label(name="5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USER STORY: View details of a DIY project</text:p>
          </table:table-cell>
          <table:table-cell office:value-type="string" calcext:value-type="string">
            <text:p>As **user**, I can **Access the details of the selected DIY project**, so that **I can view the components and the instructions**<text:line-break/>---<text:line-break/>## Acceptance Criteria<text:line-break/>- Acceptance Criteria 1<text:line-break/>**Given** that I am a user <text:line-break/>**When** I am redirected to the DIY Project details website page<text:line-break/>**Then** I can view the DIY Project's Title, featured image, author, Published date, Description, number of components, number of Instructions, Number of likes, the components list and the Instructions list<text:line-break/>- Acceptance Criteria 2<text:line-break/>**Given** that I am a user <text:line-break/>**When** viewing the components list<text:line-break/>**Then** I can see each component's title, featured image, and description<text:line-break/>- Acceptance Criteria 3<text:line-break/>**Given** that I am a user <text:line-break/>**When** viewing the instructions list<text:line-break/>**Then** I can see each instruction's title, and its content<text:line-break/><text:line-break/>## Tasks<text:line-break/>- [x] Task 1 - Create the Django view and controllers to handle DIY details<text:line-break/>- [x] Task 2 - Create a template for the DIY Project details<text:line-break/>- [x] Task 3 - Add to the details template a presentation header with all the DIY Project details<text:line-break/>- [x] Task 4 - Add to the details template a list of the components related to the DIY Project <text:line-break/>- [x] Task 5 - Add to the details template a list of the instructions related to the DIY Project <text:line-break/><text:line-break/>## Story Points:<text:line-break/>1+1+1+3+2<text:line-break/>## Epic:<text:line-break/>#41<text:line-break/>## Iteration:<text:line-break/>[DIY Site Backlog](https://github.com/Juanma1313/dys/milestone/1)</text:p>
          </table:table-cell>
          <table:table-cell office:value-type="string" calcext:value-type="string">
            <text:p>2024-03-28 03:24:27+00:00</text:p>
          </table:table-cell>
          <table:table-cell office:value-type="string" calcext:value-type="string">
            <text:p>2024-04-10 10:06:36+00:00</text:p>
          </table:table-cell>
          <table:table-cell office:value-type="string" calcext:value-type="string">
            <text:p>[Label(name="must have"), Label(name="8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USER STORY: View Components</text:p>
          </table:table-cell>
          <table:table-cell office:value-type="string" calcext:value-type="string">
            <text:p>As **user**, I can **select and view a project component**, so that **I can access the details of the component**<text:line-break/>---<text:line-break/>## Acceptance Criteria<text:line-break/>- Acceptance Criteria 1<text:line-break/>**Given** that I am a user <text:line-break/>**When** in the DIY Project details webpage, and selecting a component from the components list<text:line-break/>**Then** if the component is also a DIY Project, I get redirected to this DIY Project detail website page<text:line-break/><text:line-break/>## Tasks<text:line-break/>- [x] Task 3 - In the DIY Project details template, add a link to its DIY project detail for all the components related to the DIY Project and are DIY Projects themselves.<text:line-break/><text:line-break/>## Story Points:<text:line-break/>3<text:line-break/>## Epic:<text:line-break/>#41<text:line-break/>## Iteration:<text:line-break/>[DIY Site Backlog](https://github.com/Juanma1313/dys/milestone/1)</text:p>
          </table:table-cell>
          <table:table-cell office:value-type="string" calcext:value-type="string">
            <text:p>2024-03-28 03:31:10+00:00</text:p>
          </table:table-cell>
          <table:table-cell office:value-type="string" calcext:value-type="string">
            <text:p>2024-04-05 15:53:12+00:00</text:p>
          </table:table-cell>
          <table:table-cell office:value-type="string" calcext:value-type="string">
            <text:p>[Label(name="must have"), Label(name="3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USER STORY: Mark a project as favourite</text:p>
          </table:table-cell>
          <table:table-cell office:value-type="string" calcext:value-type="string">
            <text:p>As **a registered user**, I can **mark a project as favourite**, so that **I can keep a collection of favourite projects and the projects get rated**<text:line-break/>---<text:line-break/>## Acceptance Criteria<text:line-break/>- Acceptance Criteria 1<text:line-break/>**Given** that I am a signed-in user <text:line-break/>**When** I am viewing a DIY Project details<text:line-break/>**Then** I can click on the favourite icon to toggle the current DIY Project as favourite for me.<text:line-break/><text:line-break/>## Tasks<text:line-break/>- [x] Task 1 - Modify the DIY Project class model to handle DIY likes.<text:line-break/>- [x] Task 2 - Create the Django view and controllers to handle DIY likes<text:line-break/>- [x] Task 3 - Modify DIY Project detail template to handle DIY likes<text:line-break/><text:line-break/>## Story Points:<text:line-break/>2+2+1<text:line-break/>## Epic:<text:line-break/>#41<text:line-break/>## Iteration:<text:line-break/>[DIY Site Backlog](https://github.com/Juanma1313/dys/milestone/1)</text:p>
          </table:table-cell>
          <table:table-cell office:value-type="string" calcext:value-type="string">
            <text:p>2024-03-28 03:35:54+00:00</text:p>
          </table:table-cell>
          <table:table-cell office:value-type="string" calcext:value-type="string">
            <text:p>2024-04-10 10:08:04+00:00</text:p>
          </table:table-cell>
          <table:table-cell office:value-type="string" calcext:value-type="string">
            <text:p>[Label(name="must have"), Label(name="5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USER STORY: Create a DIY project</text:p>
          </table:table-cell>
          <table:table-cell office:value-type="string" calcext:value-type="string">
            <text:p>As **content creator**, I can **Create a DIY project**, so that **I can publish it and share it on the website**<text:line-break/>---<text:line-break/>## Acceptance Criteria<text:line-break/>- Acceptance Criteria 1<text:line-break/>**Given** that I am a `Creator` <text:s/>user (member of the `Content Creator` group)<text:line-break/>**When** I am in any website page <text:line-break/>**Then** I can access the admin web page selecting the `Admin` option in the user menu<text:line-break/>- Acceptance Criteria 2<text:line-break/>**Given** that I am a `Creator` user (member of the `Content Creator` group)<text:line-break/>**When** I am in admin website page <text:line-break/>**Then** I can create a new DIY Project <text:line-break/>- Acceptance Criteria 3<text:line-break/>**Given** that I am a `Creator` user (member of the `Content Creator` group)<text:line-break/>**When** I have created a new DIY Project<text:line-break/>**Then** The Created date, Modified_Date and Parent fields are automatically created for this DIY project<text:line-break/><text:line-break/>## Tasks<text:line-break/>- [x] Task 1 - Allow the `Admin` option menu in the user menu in the base template for Staff users (from group `Content Creators`)<text:line-break/>- [x] Task 2 - Create at least one user from the `Content Creator` user group and the `Staff` flag enabled<text:line-break/>- [x] Task 3 - Create the DIY Project object model (`Thing`) that will be used to instantiate each `Thing` and each `Component`<text:line-break/>- [x] Task 4 - Create the Admin view for the DIY Project (`ThingAdmin`)<text:line-break/><text:line-break/>## Story Points:<text:line-break/>1 + 1 + 6<text:line-break/>## Epic:<text:line-break/>#39 <text:line-break/>## Iteration:<text:line-break/>[DIY Site Backlog](https://github.com/Juanma1313/dys/milestone/1)</text:p>
          </table:table-cell>
          <table:table-cell office:value-type="string" calcext:value-type="string">
            <text:p>2024-03-28 03:38:45+00:00</text:p>
          </table:table-cell>
          <table:table-cell office:value-type="string" calcext:value-type="string">
            <text:p>2024-04-10 13:47:23+00:00</text:p>
          </table:table-cell>
          <table:table-cell office:value-type="string" calcext:value-type="string">
            <text:p>[Label(name="must have"), Label(name="8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USER STORY: Create DIY project details</text:p>
          </table:table-cell>
          <table:table-cell office:value-type="string" calcext:value-type="string">
            <text:p>As **content creator**, I can **create the DIY project details**, so that **project can have a featured image and description**<text:line-break/>---<text:line-break/>## Acceptance Criteria<text:line-break/>- Acceptance Criteria 1<text:line-break/>**Given** that I am a `Creator` <text:s/>user (member of the `Content Creator` group)<text:line-break/>**When** I have created a new DIY Project (`Thing`)<text:line-break/>**Then** I can assign a Title, Author, Status, and Featured Image<text:line-break/>- Acceptance Criteria 2<text:line-break/>**Given** that I am a `Creator` <text:s/>user (member of the `Content Creator` group)<text:line-break/>**When** I have created a new DIY Project (`Thing`)<text:line-break/>**Then** I can edit a WSWG document to the description<text:line-break/>- Acceptance Criteria 3<text:line-break/>**Given** that I am a `Creator` <text:s/>user (member of the `Content Creator` group)<text:line-break/>**When** I have created a new DIY Project (`Thing`)<text:line-break/>**Then** Slug field should be assign/updated automatically.<text:line-break/>- Acceptance Criteria 4<text:line-break/>**Given** that I am a `Creator` <text:s/>user (member of the `Content Creator` group)<text:line-break/>**When** I have created a new DIY Project (`Thing`)<text:line-break/>**Then** I need to use a Save button to permanently store the changes in the database<text:line-break/><text:line-break/>## Tasks<text:line-break/>- [x] Task 1 - Install Django Summernote extension for adding embedded WSWG editing functionality.<text:line-break/>- [x] Task 2 - Modify the DIY Project Admin view (`ThingAdmin`) to accommodate all detail fields<text:line-break/>- [x] Task 3 - Add the modifiable fields to the fieldsets in the DIY Project Admin view (`ThingAdmin`) to allow updating of these fields. <text:line-break/><text:line-break/>## Story Points:<text:line-break/>3 + 5<text:line-break/>## Epic:<text:line-break/>#39 <text:line-break/>## Iteration:<text:line-break/>[DIY Site Backlog](https://github.com/Juanma1313/dys/milestone/1)</text:p>
          </table:table-cell>
          <table:table-cell office:value-type="string" calcext:value-type="string">
            <text:p>2024-03-28 03:52:39+00:00</text:p>
          </table:table-cell>
          <table:table-cell office:value-type="string" calcext:value-type="string">
            <text:p>2024-04-10 13:45:46+00:00</text:p>
          </table:table-cell>
          <table:table-cell office:value-type="string" calcext:value-type="string">
            <text:p>[Label(name="must have"), Label(name="8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4">
          <table:table-cell office:value-type="string" calcext:value-type="string">
            <text:p>25</text:p>
          </table:table-cell>
          <table:table-cell office:value-type="string" calcext:value-type="string">
            <text:p>USER STORY: Create Instructions</text:p>
          </table:table-cell>
          <table:table-cell office:value-type="string" calcext:value-type="string">
            <text:p>As **content creator**, I can **create a list of project instructions**, so that **the users can read and follow them**<text:line-break/>---<text:line-break/>## Acceptance Criteria<text:line-break/>- Acceptance Criteria 1<text:line-break/>**Given** that I am a `Creator` <text:s/>user (member of the `Content Creator` group)<text:line-break/>**When** I am modifying a DIY Project (`Thing`)<text:line-break/>**Then** I can create a new `instructions` <text:s/>element that will be automatically assigned to the current DIY Project<text:line-break/><text:line-break/>## Tasks<text:line-break/>- [x] Task 1 - Create the DIY Instructions class model (`Instructions`) that will be used to instantiate each `instructions` object<text:line-break/>- [x] Task 2 - Modify the DIY Project object model 'Thing' to include the instructions model<text:line-break/>- [x] Task 2 - Create the DIY Component Admin view (`InstructionsInLine`) to handle new instructions elements as a list.<text:line-break/>- [x] Task 3 - Add inline admin view `InstructionsInLine` to the DIY Project Admin view (`ThingAdmin`) to allow new instructions elements to be added as a list.<text:line-break/><text:line-break/>## Story Points:<text:line-break/>1+1+2+1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3:57:02+00:00</text:p>
          </table:table-cell>
          <table:table-cell office:value-type="string" calcext:value-type="string">
            <text:p>2024-04-10 09:54:20+00:00</text:p>
          </table:table-cell>
          <table:table-cell office:value-type="string" calcext:value-type="string">
            <text:p>[Label(name="must have"), Label(name="5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USER STORY: Create component</text:p>
          </table:table-cell>
          <table:table-cell office:value-type="string" calcext:value-type="string">
            <text:p>As **content creator**, I can **create a list of components**, so that **a user can view and gather the building blocks to fulfil the project**<text:line-break/>---<text:line-break/>## Acceptance Criteria<text:line-break/>- Acceptance Criteria 1<text:line-break/>**Given** that I am a `Creator` <text:s/>user (member of the `Content Creator` group)<text:line-break/>**When** I am modifying a DIY Project (`Thing`)<text:line-break/>**Then** I can create a new component that will be automatically assigned to the current DIY Project<text:line-break/><text:line-break/>## Tasks<text:line-break/><text:line-break/>- [x] Task 1 - <text:s/>Modify the DIY Project object model 'Thing' to include a relation to itself as `components` <text:line-break/>- [x] Task 1 - Create the DIY Component Admin view (`ComponentInLine`) to handle new components as a list.<text:line-break/>- [x] Task 2 - Add inline admin view `ComponentInLine` to the DIY Component Admin view (`ComponentInLine`) to allow new components to be added as a list.<text:line-break/><text:line-break/>## Story Points:<text:line-break/>1+2+2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4:02:48+00:00</text:p>
          </table:table-cell>
          <table:table-cell office:value-type="string" calcext:value-type="string">
            <text:p>2024-04-10 10:00:35+00:00</text:p>
          </table:table-cell>
          <table:table-cell office:value-type="string" calcext:value-type="string">
            <text:p>[Label(name="must have"), Label(name="5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USER STORY: Modify a project details</text:p>
          </table:table-cell>
          <table:table-cell office:value-type="string" calcext:value-type="string">
            <text:p>As **content creator**, I can **modify the DIY project details**, so that **the project can be corrected or upgraded**<text:line-break/>---<text:line-break/>## Acceptance Criteria<text:line-break/>- Acceptance Criteria 1<text:line-break/>**Given** that I am a `Creator` <text:s/>user (member of the `Content Creator` group)<text:line-break/>**When** I am modifying a DIY Project (Thing)<text:line-break/>**Then** I can change the Title, Author, Status, and Featured Image<text:line-break/>- Acceptance Criteria 2<text:line-break/>**Given** that I am a `Creator` <text:s/>user (member of the `Content Creator` group)<text:line-break/>**When** I am modifying a DIY Project (Thing)<text:line-break/>**Then** I can edit a WSWG document to the description<text:line-break/><text:line-break/>## Tasks<text:line-break/>- Built in #24<text:line-break/><text:line-break/>## Story Points:<text:line-break/>0<text:line-break/>## Epic:<text:line-break/>#39 <text:line-break/>## Iteration:<text:line-break/>[DIY Site Backlog](https://github.com/Juanma1313/dys/milestone/1)</text:p>
          </table:table-cell>
          <table:table-cell office:value-type="string" calcext:value-type="string">
            <text:p>2024-03-28 04:05:41+00:00</text:p>
          </table:table-cell>
          <table:table-cell office:value-type="string" calcext:value-type="string">
            <text:p>2024-04-10 13:39:48+00:00</text:p>
          </table:table-cell>
          <table:table-cell office:value-type="string" calcext:value-type="string">
            <text:p>[Label(name="must have"), Label(name="0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USER STORY: Modify component</text:p>
          </table:table-cell>
          <table:table-cell office:value-type="string" calcext:value-type="string">
            <text:p>As **content creator**, I can **modify the component details**, so that **the component can be corrected or upgraded**<text:line-break/>---<text:line-break/>## Acceptance Criteria<text:line-break/>- Acceptance Criteria 1<text:line-break/>**Given** that I am a `Creator` <text:s/>user (member of the `Content Creator` group)<text:line-break/>**When** I am modifying a DIY Project (`Thing`)<text:line-break/>**Then** I can change the title of the Instructions element<text:line-break/>- Acceptance Criteria 2<text:line-break/>**Given** that I am a `Creator` user (member of the `Content Creator` group)<text:line-break/>**When** I am modifying a DIY Project (`Thing`)<text:line-break/>**Then** I can change the content of Instructions with a WSWG built-in editor<text:line-break/>- Acceptance Criteria <text:line-break/>**Given** that I am a `Creator` user (member of the `Content Creator` group)<text:line-break/>**When** I am modifying a DIY Project (`Thing`)<text:line-break/>**Then** I need to use a `Save` button to permanently store the changes in the database<text:line-break/><text:line-break/>## Tasks<text:line-break/>- built in #24<text:line-break/>- [x] Task 1 - Add Summernote edit functionality to the `description` field in inline DIY Component Admin view (`ComponentInLine') to allow for the WSWG edit features in the DIY Component list.<text:line-break/>- [x] Task 4 - Add the modifiable fields to the fieldsets in the inline DIY Component Admin view (`ComponentInLine`) to allow updating of these fields.<text:line-break/><text:line-break/>## Story Points:<text:line-break/>2+1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4:07:34+00:00</text:p>
          </table:table-cell>
          <table:table-cell office:value-type="string" calcext:value-type="string">
            <text:p>2024-04-10 13:31:08+00:00</text:p>
          </table:table-cell>
          <table:table-cell office:value-type="string" calcext:value-type="string">
            <text:p>[Label(name="must have"), Label(name="3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USER STORY: Modify instructions</text:p>
          </table:table-cell>
          <table:table-cell office:value-type="string" calcext:value-type="string">
            <text:p>As **content creator**, I can **modify the project instructions**, so that **the project can be corrected or upgraded**<text:line-break/>---<text:line-break/>## Acceptance Criteria<text:line-break/>- Acceptance Criteria 1<text:line-break/>**Given** that I am a `Creator` <text:s/>user (member of the `Content Creator` group)<text:line-break/>**When** I am modifying a DIY Project (`Thing`)<text:line-break/>**Then** I can change the title of the Instructions element<text:line-break/>- Acceptance Criteria 2<text:line-break/>**Given** that I am a `Creator` user (member of the `Content Creator` group)<text:line-break/>**When** I am modifying a DIY Project (`Thing`)<text:line-break/>**Then** I can change the content of Instructions with a WSWG built-in editor<text:line-break/>- Acceptance Criteria <text:line-break/>**Given** that I am a `Creator` user (member of the `Content Creator` group)<text:line-break/>**When** I am modifying a DIY Project (`Thing`)<text:line-break/>**Then** I need to use a `Save` button to permanently store the changes in the database<text:line-break/><text:line-break/>## Tasks<text:line-break/>- [x] Task 1 - Add Summernote edit functionality to the `instructions` field in DIY Instructions Admin view (`InstructionsAdmin') to allow for the WSWG edit features.<text:line-break/>- [x] Task 2 - Add the `title` and `instructions` fields to the fieldsets in the DIY Instructions Admin view (`InstructionsAdmin`) to allow updating of these fields.<text:line-break/>- [x] Task 3 - Add Summernote edit functionality to the `instructions` field in inline DIY Instructions Admin view (`InstructionsInLine') to allow for the WSWG edit features in the DIY Project Details Instructions list.<text:line-break/>- [x] Task 4 - Add the `title` and `instructions` fields to the fieldsets in the inline DIY Instructions Admin view (`InstructionsInLine`) to allow updating of these fields.<text:line-break/><text:line-break/>## Story Points:<text:line-break/>2+1+1+1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4:08:29+00:00</text:p>
          </table:table-cell>
          <table:table-cell office:value-type="string" calcext:value-type="string">
            <text:p>2024-04-10 13:13:41+00:00</text:p>
          </table:table-cell>
          <table:table-cell office:value-type="string" calcext:value-type="string">
            <text:p>[Label(name="must have"), Label(name="5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USER STORY: Delete a project</text:p>
          </table:table-cell>
          <table:table-cell office:value-type="string" calcext:value-type="string">
            <text:p>As **content creator**, I can **delete a DIY project**, so that **the project does no longer exist on the website**<text:line-break/>---<text:line-break/>## Acceptance Criteria<text:line-break/>- Acceptance Criteria 1<text:line-break/>**Given** that I am a `Creator` <text:s/>user (member of the `Content Creator` group)<text:line-break/>**When** I select a DIY project from the DIY Projects list in the admin website page <text:line-break/>**Then** I can delete all the selected projects<text:line-break/>- Acceptance Criteria 2<text:line-break/>**Given** that I am a `Creator` user (member of the `Content Creator` group)<text:line-break/>**When** I am modifying a DIY Project in admin website page <text:line-break/>**Then** I can delete the current DIY Project <text:line-break/>- Acceptance Criteria 3<text:line-break/>**Given** that I am a `Creator` user (member of the `Content Creator` group)<text:line-break/>**When** I have requested to delete one or more DIY projects<text:line-break/>**Then** I will have to explicitly confirm the deletion<text:line-break/><text:line-break/>## Tasks<text:line-break/>Built in #23<text:line-break/>## Story Points:<text:line-break/>0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4:10:10+00:00</text:p>
          </table:table-cell>
          <table:table-cell office:value-type="string" calcext:value-type="string">
            <text:p>2024-04-10 10:49:27+00:00</text:p>
          </table:table-cell>
          <table:table-cell office:value-type="string" calcext:value-type="string">
            <text:p>[Label(name="must have"), Label(name="0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USER STORY: Delete component</text:p>
          </table:table-cell>
          <table:table-cell office:value-type="string" calcext:value-type="string">
            <text:p>As **content creator**, I can **delete a component**, so that **the component does no longer exist on the website**<text:line-break/>---<text:line-break/>## Acceptance Criteria<text:line-break/>- Acceptance Criteria 1<text:line-break/>**Given** that I am a `Creator` <text:s/>user (member of the `Content Creator` group)<text:line-break/>**When** I am modifying a DIY Project (`Thing`)<text:line-break/>**Then** I can delete an existing DIY Component from the current DIY Project<text:line-break/>- Acceptance Criteria 2<text:line-break/>**Given** that I am a `Creator` user (member of the `Content Creator` group)<text:line-break/>**When** I have requested to delete one or more DIY Components<text:line-break/>**Then** I will have to explicitly confirm the deletion<text:line-break/><text:line-break/>## Tasks<text:line-break/>Built in #26<text:line-break/>## Story Points:<text:line-break/>0<text:line-break/>## Epic:<text:line-break/>#39 <text:line-break/>## Iteration:<text:line-break/>[DIY Site Backlog](https://github.com/Juanma1313/dys/milestone/1)<text:line-break/><text:line-break/></text:p>
          </table:table-cell>
          <table:table-cell office:value-type="string" calcext:value-type="string">
            <text:p>2024-03-28 04:11:10+00:00</text:p>
          </table:table-cell>
          <table:table-cell office:value-type="string" calcext:value-type="string">
            <text:p>2024-04-10 10:53:14+00:00</text:p>
          </table:table-cell>
          <table:table-cell office:value-type="string" calcext:value-type="string">
            <text:p>[Label(name="must have"), Label(name="0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USER STORY: Delete Instructions</text:p>
          </table:table-cell>
          <table:table-cell office:value-type="string" calcext:value-type="string">
            <text:p>As **content creator**, I can **delete project instructions**, so that **those instructions do no longer exist on the website**<text:line-break/>---<text:line-break/>## Acceptance Criteria<text:line-break/>- Acceptance Criteria 1<text:line-break/>**Given** that I am a `Creator` <text:s/>user (member of the `Content Creator` group)<text:line-break/>**When** I am modifying a DIY Project (`Thing`)<text:line-break/>**Then** I can delete an existing Instructions element from the current DIY Project<text:line-break/>- Acceptance Criteria 2<text:line-break/>**Given** that I am a `Creator` user (member of the `Content Creator` group)<text:line-break/>**When** I have requested to delete one or more Instructions elements<text:line-break/>**Then** I will have to explicitly confirm the deletion<text:line-break/>## Tasks<text:line-break/>Built in #25<text:line-break/>## Story Points:<text:line-break/>0<text:line-break/>## Epic:<text:line-break/>#39 <text:line-break/>## Iteration:<text:line-break/>[DIY Site Backlog](https://github.com/Juanma1313/dys/milestone/1)<text:line-break/><text:line-break/></text:p>
          </table:table-cell>
          <table:table-cell office:value-type="string" calcext:value-type="string">
            <text:p>2024-03-28 04:12:57+00:00</text:p>
          </table:table-cell>
          <table:table-cell office:value-type="string" calcext:value-type="string">
            <text:p>2024-04-10 10:52:24+00:00</text:p>
          </table:table-cell>
          <table:table-cell office:value-type="string" calcext:value-type="string">
            <text:p>[Label(name="must have"), Label(name="0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USER STORY: Change project Published status</text:p>
          </table:table-cell>
          <table:table-cell office:value-type="string" calcext:value-type="string">
            <text:p>As **content creator**, I can **change a project published status **, so that **the project is available to users when marked as published or hidden when it is marked as draft**<text:line-break/>---<text:line-break/>## Acceptance Criteria<text:line-break/>- Acceptance Criteria 1<text:line-break/>**Given** that I am a `Creator` <text:s/>user (member of the `Content Creator` group)<text:line-break/>**When** I have selected one or more DIY Projects from the DIY projects list<text:line-break/>**Then** I can toggle the published flag `Status` so that the DIY Project can be shown or hidden from viewing users.<text:line-break/><text:line-break/>## Tasks<text:line-break/>- [x] Task 1 - Modify the DIY Project Admin view (`ThingAdmin`) to update the `status` field<text:line-break/>- [x] Task 2 - Add `publish` and `set_as_draft` actions to the DIY Project Admin view<text:line-break/><text:line-break/>## Story Points:<text:line-break/>2 + 3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4:16:55+00:00</text:p>
          </table:table-cell>
          <table:table-cell office:value-type="string" calcext:value-type="string">
            <text:p>2024-04-10 09:19:12+00:00</text:p>
          </table:table-cell>
          <table:table-cell office:value-type="string" calcext:value-type="string">
            <text:p>[Label(name="must have"), Label(name="5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USER STORY: Change component published status</text:p>
          </table:table-cell>
          <table:table-cell office:value-type="string" calcext:value-type="string">
            <text:p>As **content creator**, I can **change a component published status**, so that **the component information is available to users when marked as published or hidden when it is marked as draft**<text:line-break/>---<text:line-break/>## Acceptance Criteria<text:line-break/>- Acceptance Criteria 1<text:line-break/>**Given** that I am a `Creator` <text:s/>user (member of the `Content Creator` group)<text:line-break/>**When** I have selected a component from a DIY Project<text:line-break/>**Then** I can toggle the published flag `Status` so that this Component from the DIY Project can be shown or hidden from viewing users.<text:line-break/><text:line-break/>## Tasks<text:line-break/>- [x] Task 1 - Modify the DIY Component Admin view (`ComponentInLiner`) to update the `status` field<text:line-break/><text:line-break/>## Story Points:<text:line-break/>1<text:line-break/>## Epic:<text:line-break/>#39 <text:line-break/>## Iteration:<text:line-break/>[DIY Site Backlog](https://github.com/Juanma1313/dys/milestone/1)<text:line-break/></text:p>
          </table:table-cell>
          <table:table-cell office:value-type="string" calcext:value-type="string">
            <text:p>2024-03-28 04:17:49+00:00</text:p>
          </table:table-cell>
          <table:table-cell office:value-type="string" calcext:value-type="string">
            <text:p>2024-04-10 09:18:43+00:00</text:p>
          </table:table-cell>
          <table:table-cell office:value-type="string" calcext:value-type="string">
            <text:p>[Label(name="must have"), Label(name="1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5">
          <table:table-cell office:value-type="string" calcext:value-type="string">
            <text:p>35</text:p>
          </table:table-cell>
          <table:table-cell office:value-type="string" calcext:value-type="string">
            <text:p>USER STORY: Sign out</text:p>
          </table:table-cell>
          <table:table-cell office:value-type="string" office:string-value="As **user**, I can **sign out**, so that **I can leave the website with security and I am no longer registered as connected **&#10;---&#10;## Acceptance Criteria&#10;- Acceptance Criteria 1&#10;**Given** that I am a `Registered` user logged in&#10;**When** I am in any website page &#10;**Then** I can access the sign-out web page selecting the `sign out` option in the user menu&#10;- Acceptance Criteria 2&#10;**Given** that I am in the sign-out webpage&#10;**When** I use the 'sign out' button&#10;**Then** I become logged out the website&#10;&#10;## Tasks&#10;- [x] Task 1 - Create the `sign out` option menu in the user menu in the base template&#10;&#10;## Story Points:&#10;1&#10;## Epic:&#10;#38&#10;## Iteration:&#10;[DIY Site Backlog](https://github.com/Juanma1313/dys/milestone/1)&#10;" calcext:value-type="string">
            <text:p>As **user**, I can **sign out**, so that **I can leave the website with security and I am no longer registered as connected **</text:p>
            <text:p>---</text:p>
            <text:p>## Acceptance Criteria</text:p>
            <text:p>- Acceptance Criteria 1</text:p>
            <text:p>**Given** that I am a `Registered` user logged in</text:p>
            <text:p>**When** I am in any website page </text:p>
            <text:p>**Then** I can access the sign-out web page selecting the `sign out` option in the user menu</text:p>
            <text:p>- Acceptance Criteria 2</text:p>
            <text:p>**Given** that I am in the sign-out webpage</text:p>
            <text:p>**When** I use the 'sign out' button</text:p>
            <text:p>**Then** I become logged out the website</text:p>
            <text:p/>
            <text:p>## Tasks</text:p>
            <text:p>- [x] Task 1 - Create the `sign out` option menu in the user menu in the base template</text:p>
            <text:p/>
            <text:p>## Story Points:</text:p>
            <text:p>1</text:p>
            <text:p>## Epic:</text:p>
            <text:p>#38</text:p>
            <text:p>## Iteration:</text:p>
            <text:p>[DIY Site Backlog](https://github.com/Juanma1313/dys/milestone/1)</text:p>
            <text:p/>
          </table:table-cell>
          <table:table-cell office:value-type="string" calcext:value-type="string">
            <text:p>2024-03-28 04:26:10+00:00</text:p>
          </table:table-cell>
          <table:table-cell office:value-type="string" calcext:value-type="string">
            <text:p>2024-04-10 14:09:08+00:00</text:p>
          </table:table-cell>
          <table:table-cell office:value-type="string" calcext:value-type="string">
            <text:p>[Label(name="must have"), Label(name="1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6">
          <table:table-cell office:value-type="string" calcext:value-type="string">
            <text:p>36</text:p>
          </table:table-cell>
          <table:table-cell office:value-type="string" calcext:value-type="string">
            <text:p>USER STORY: Create Development Environment</text:p>
          </table:table-cell>
          <table:table-cell office:value-type="string" calcext:value-type="string">
            <text:p>As **developer**, I can **setup the development environment**, so that **I can start developing the website**</text:p>
            <text:p/>
            <text:p>- [x] Task 1 – Install Visual Studio Code in local environment</text:p>
            <text:p>- [x] Task 2 – Create website Github repository and start remote environment</text:p>
            <text:p>- [x] Task 3 – Install Django and all required libraries for runtime and development of the website</text:p>
            <text:p>- [x] Task 4 – Create Django project and application</text:p>
            <text:p>- [x] Task 5 - Create database in ElepantSQL servers</text:p>
            <text:p>- [x] Task 6 - Create media storage in Cloudinary servers</text:p>
            <text:p>- [x] Task 7 – create env.py and add all security risk keys</text:p>
            <text:p>- [x] Task 8 - Migrate Django project to use the new database and media storage</text:p>
            <text:p>- [x] Task 9 - Setup Heroku service for the website</text:p>
            <text:p>- [x]  Task 10 – Setup automatic deployment from Github on Heroku servers </text:p>
            <text:p/>
            <text:p>Iteration:  [DIY Site Backlog](https://github.com/Juanma1313/dys/milestone/1)</text:p>
            <text:p>Points: https://github.com/Juanma1313/dys/labels/8</text:p>
            <text:p>Epic: https://github.com/Juanma1313/dys/issues/37</text:p>
          </table:table-cell>
          <table:table-cell office:value-type="string" calcext:value-type="string">
            <text:p>2024-04-01 11:38:01+00:00</text:p>
          </table:table-cell>
          <table:table-cell office:value-type="string" calcext:value-type="string">
            <text:p>2024-04-01 12:34:41+00:00</text:p>
          </table:table-cell>
          <table:table-cell office:value-type="string" calcext:value-type="string">
            <text:p>[Label(name="must have"), Label(name="8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7">
          <table:table-cell office:value-type="string" calcext:value-type="string">
            <text:p>37</text:p>
          </table:table-cell>
          <table:table-cell office:value-type="string" calcext:value-type="string">
            <text:p>EPIC: Setup initial development environment</text:p>
          </table:table-cell>
          <table:table-cell office:value-type="string" calcext:value-type="string">
            <text:p>As a **developer**, I can **setup initial environment**, so that **The website can be developed**</text:p>
            <text:p/>
            <text:p>###Stories</text:p>
            <text:p>#36 </text:p>
            <text:p>#17</text:p>
            <text:p/>
          </table:table-cell>
          <table:table-cell office:value-type="string" calcext:value-type="string">
            <text:p>2024-04-01 12:44:10+00:00</text:p>
          </table:table-cell>
          <table:table-cell office:value-type="string" calcext:value-type="string">
            <text:p>2024-04-02 07:02:29+00:00</text:p>
          </table:table-cell>
          <table:table-cell office:value-type="string" calcext:value-type="string">
            <text:p>[Label(name="must have"), Label(name="epic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8">
          <table:table-cell office:value-type="string" calcext:value-type="string">
            <text:p>38</text:p>
          </table:table-cell>
          <table:table-cell office:value-type="string" calcext:value-type="string">
            <text:p>EPIC: User registration</text:p>
          </table:table-cell>
          <table:table-cell office:value-type="string" calcext:value-type="string">
            <text:p>As a **user**, I can **register myself on the website**, so that **hold my information about the website  **</text:p>
            <text:p/>
            <text:p>### Stories</text:p>
            <text:p>#12</text:p>
            <text:p>#13 </text:p>
            <text:p>#14 </text:p>
            <text:p>#15 </text:p>
            <text:p>#16 </text:p>
            <text:p>#17</text:p>
            <text:p>#18 </text:p>
            <text:p>#22</text:p>
            <text:p/>
          </table:table-cell>
          <table:table-cell office:value-type="string" calcext:value-type="string">
            <text:p>2024-04-01 12:56:09+00:00</text:p>
          </table:table-cell>
          <table:table-cell office:value-type="string" calcext:value-type="string">
            <text:p>2024-04-02 07:07:05+00:00</text:p>
          </table:table-cell>
          <table:table-cell office:value-type="string" calcext:value-type="string">
            <text:p>[Label(name="must have"), Label(name="epic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6">
          <table:table-cell office:value-type="string" calcext:value-type="string">
            <text:p>39</text:p>
          </table:table-cell>
          <table:table-cell office:value-type="string" calcext:value-type="string">
            <text:p>EPIC: DIY Project creation and management</text:p>
          </table:table-cell>
          <table:table-cell office:value-type="string" calcext:value-type="string">
            <text:p>As a **content creator**, I can **add/modify/delete DIY projects**, so that **the DIY Projects can be published and access by users in the website**</text:p>
            <text:p/>
            <text:p>### User Stories</text:p>
            <text:p>#40</text:p>
            <text:p>#23 </text:p>
            <text:p>#24</text:p>
            <text:p>#25 </text:p>
            <text:p>#26 </text:p>
            <text:p>#27 </text:p>
            <text:p>#28 </text:p>
            <text:p>#29 </text:p>
            <text:p>#30 </text:p>
            <text:p>#31 </text:p>
            <text:p>#32 </text:p>
            <text:p>#33 </text:p>
            <text:p>#34</text:p>
          </table:table-cell>
          <table:table-cell office:value-type="string" calcext:value-type="string">
            <text:p>2024-04-02 06:10:08+00:00</text:p>
          </table:table-cell>
          <table:table-cell office:value-type="string" calcext:value-type="string">
            <text:p>2024-04-02 07:04:38+00:00</text:p>
          </table:table-cell>
          <table:table-cell office:value-type="string" calcext:value-type="string">
            <text:p>[Label(name="must have"), Label(name="epic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USER STORY: Register users as Content Creators</text:p>
          </table:table-cell>
          <table:table-cell office:value-type="string" calcext:value-type="string">
            <text:p>As **Administrator**, I can **Give privileges to users to became Content Creators**, so that **This content creators can handle DIY projects**<text:line-break/>---<text:line-break/><text:line-break/>## Acceptance Criteria<text:line-break/>- Acceptance Criteria 1<text:line-break/>**Given** that I am an administrator<text:line-break/>**When** a user is designed as Content Creator<text:line-break/>**Then** I can assign this user to the Content Creator user group<text:line-break/>- Acceptance Criteria 2<text:line-break/>**Given** that I am an administrator<text:line-break/>**When** a user is no longer designed as Content Creator<text:line-break/>**Then** I can revoke their Content Creator user privileges<text:line-break/>- Acceptance Criteria 3<text:line-break/>**Given** that I am a Content Creator<text:line-break/>**When** I want to create/modify/delete a DIY Project<text:line-break/>**Then** I have sufficient privileges to perform those tasks<text:line-break/><text:line-break/>## Tasks<text:line-break/>- [x] Task 1 Create ` Content Creators` users group<text:line-break/>- [x] Task 2 Assign sufficient privileges to the ` Content Creators` users group<text:line-break/>- [x] Task 3 Assign designated users to the ` Content Creators` users group<text:line-break/><text:line-break/>## Story Points:<text:line-break/>1+1+1<text:line-break/>## Epic: <text:s/><text:line-break/>#37<text:line-break/>## Iteration:<text:line-break/>[DIY Site Backlog](https://github.com/Juanma1313/dys/milestone/1)<text:line-break/><text:line-break/><text:line-break/></text:p>
          </table:table-cell>
          <table:table-cell office:value-type="string" calcext:value-type="string">
            <text:p>2024-04-02 06:59:17+00:00</text:p>
          </table:table-cell>
          <table:table-cell office:value-type="string" calcext:value-type="string">
            <text:p>2024-04-10 14:13:17+00:00</text:p>
          </table:table-cell>
          <table:table-cell office:value-type="string" calcext:value-type="string">
            <text:p>[Label(name="must have"), Label(name="3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  <table:table-row table:style-name="ro9">
          <table:table-cell office:value-type="string" calcext:value-type="string">
            <text:p>41</text:p>
          </table:table-cell>
          <table:table-cell office:value-type="string" calcext:value-type="string">
            <text:p>EPIC: View DIY Projects</text:p>
          </table:table-cell>
          <table:table-cell office:value-type="string" calcext:value-type="string">
            <text:p>As a **user**, I can **access the published DIY Projects**, so that **I can follow their instructions and replicate them**</text:p>
            <text:p/>
            <text:p>### User Stories</text:p>
            <text:p>#19 </text:p>
            <text:p>#20 </text:p>
            <text:p>#21 </text:p>
            <text:p/>
          </table:table-cell>
          <table:table-cell office:value-type="string" calcext:value-type="string">
            <text:p>2024-04-02 07:17:02+00:00</text:p>
          </table:table-cell>
          <table:table-cell office:value-type="string" calcext:value-type="string">
            <text:p>2024-04-02 07:19:11+00:00</text:p>
          </table:table-cell>
          <table:table-cell office:value-type="string" calcext:value-type="string">
            <text:p>[Label(name="epic")]</text:p>
          </table:table-cell>
          <table:table-cell office:value-type="string" calcext:value-type="string">
            <text:p>Milestone(title="DIY Site Backlog", number=1)</text:p>
          </table:table-cell>
          <table:table-cell office:value-type="string" calcext:value-type="string">
            <text:p>open</text:p>
          </table:table-cell>
        </table:table-row>
      </table:table>
      <table:named-expressions/>
      <table:database-ranges>
        <table:database-range table:name="__Anonymous_Sheet_DB__0" table:target-range-address="'Juanma1313-dys-issues'.A1:'Juanma1313-dys-issues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lender Mono I18n" svg:font-family="'Blender Mono I18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Blender Mono I18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04:07:04.27827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16:30:45.585974036</dc:date>
    <dc:creator>Juan Manuel de las Heras Arroyo</dc:creator>
    <meta:editing-duration>P1DT11H27M25S</meta:editing-duration>
    <meta:editing-cycles>3</meta:editing-cycles>
    <meta:generator>LibreOffice/7.0.4.2$Linux_AARCH64 LibreOffice_project/00$Build-2</meta:generator>
    <meta:document-statistic meta:table-count="1" meta:cell-count="248" meta:object-count="0"/>
  </office:meta>
</office:document-meta>
</file>